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5.582cm" fo:min-width="10.3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2.252cm" fo:min-width="2.0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95cm" fo:min-width="3.5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cm" fo:min-width="5.2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28cm" fo:min-width="3.55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82cm" fo:min-width="3.55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8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12cm" fo:min-width="1.6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6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48cm" fo:min-width="3.55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0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84cm" fo:min-width="2.5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94cm" fo:min-width="1.7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096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1.67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fill="none" draw:textarea-vertical-align="middle" draw:auto-grow-height="false" fo:min-height="3.368cm" fo:min-width="0cm" fo:wrap-option="wrap"/>
    </style:style>
    <style:style style:name="gr23" style:family="graphic" style:parent-style-name="standard">
      <style:graphic-properties draw:fill="none" draw:textarea-vertical-align="middle" draw:auto-grow-height="false" fo:min-height="2.046cm" fo:min-width="0cm" fo:wrap-option="wrap"/>
    </style:style>
    <style:style style:name="gr24" style:family="graphic" style:parent-style-name="standard">
      <style:graphic-properties draw:fill="none" draw:textarea-vertical-align="middle" draw:auto-grow-height="false" fo:min-height="2.742cm" fo:min-width="0cm" fo:wrap-option="wrap"/>
    </style:style>
    <style:style style:name="gr25" style:family="graphic" style:parent-style-name="standard">
      <style:graphic-properties draw:fill="none" draw:textarea-vertical-align="middle" draw:auto-grow-height="false" fo:min-height="2.841cm" fo:min-width="0cm" fo:wrap-option="wrap"/>
    </style:style>
    <style:style style:name="P1" style:family="paragraph">
      <style:paragraph-properties fo:text-align="center"/>
      <style:text-properties fo:color="#666666" loext:opacity="100%"/>
    </style:style>
    <style:style style:name="P2" style:family="paragraph">
      <loext:graphic-properties draw:fill="none"/>
      <style:paragraph-properties fo:text-align="center"/>
      <style:text-properties fo:color="#666666" loext:opacity="100%" fo:font-size="15pt" style:font-size-asian="15pt" style:font-size-complex="15pt"/>
    </style:style>
    <style:style style:name="P3" style:family="paragraph">
      <style:paragraph-properties fo:text-align="center"/>
      <style:text-properties fo:color="#666666" loext:opacity="100%" fo:font-size="15pt" style:font-size-asian="15pt" style:font-size-complex="15pt"/>
    </style:style>
    <style:style style:name="P4" style:family="paragraph">
      <style:text-properties fo:color="#666666" loext:opacity="100%"/>
    </style:style>
    <style:style style:name="P5" style:family="paragraph">
      <loext:graphic-properties draw:fill="none" draw:fill-color="#ffffff"/>
      <style:text-properties fo:color="#666666" loext:opacity="100%" fo:font-size="15pt" style:font-size-asian="15pt" style:font-size-complex="15pt"/>
    </style:style>
    <style:style style:name="P6" style:family="paragraph">
      <style:paragraph-properties fo:text-align="center"/>
      <style:text-properties fo:color="#666666" loext:opacity="100%"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color="#666666" loext:opacity="100%"/>
    </style:style>
    <style:style style:name="P8" style:family="paragraph">
      <loext:graphic-properties draw:fill="none" draw:fill-color="#ffffff"/>
      <style:text-properties fo:color="#666666" loext:opacity="100%"/>
    </style:style>
    <style:style style:name="P9" style:family="paragraph">
      <loext:graphic-properties draw:fill="none" draw:fill-color="#ffffff"/>
      <style:paragraph-properties fo:text-align="center"/>
      <style:text-properties fo:color="#666666" loext:opacity="100%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872cm" svg:height="15.832cm" svg:x="7.04cm" svg:y="1.63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67cm" svg:height="12.502cm" svg:x="7.795cm" svg:y="4.658cm">
          <text:p text:style-name="P1"><text:span text:style-name="T1">S</text:span><text:span text:style-name="T1">R</text:span><text:span text:style-name="T1">A</text:span><text:span text:style-name="T1">M</text:span></text:p>
          <text:p text:style-name="P1"><text:span text:style-name="T1">c</text:span><text:span text:style-name="T1">t</text:span><text:span text:style-name="T1">r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57cm" svg:height="2.645cm" svg:x="11.872cm" svg:y="9.367cm">
          <text:p text:style-name="P1"><text:span text:style-name="T1">GPU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32cm" svg:height="1.51cm" draw:transform="rotate (-1.5707963267949) translate (9.758cm 6.774cm)">
          <text:p text:style-name="P1"><text:span text:style-name="T1">5:1</text:span></text:p>
          <draw:enhanced-geometry svg:viewBox="0 0 21600 21600" draw:glue-points="?f6 10800 10800 21600 ?f5 10800 10800 0" draw:text-areas="?f3 ?f3 ?f4 ?f4" draw:type="trapezoid" draw:modifiers="3304.815618221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4.057cm" svg:height="3.178cm" svg:x="11.872cm" svg:y="13.484cm">
          <text:p text:style-name="P1"><text:span text:style-name="T1">Local bus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057cm" svg:height="1.932cm" svg:x="11.847cm" svg:y="7.074cm">
          <text:p text:style-name="P1"><text:span text:style-name="T1">readback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848cm" svg:y1="7.568cm" svg:x2="9.872cm" svg:y2="7.568cm">
          <text:p text:style-name="P1"><text:span text:style-name="T1"/></text:p>
        </draw:line>
        <draw:frame draw:style-name="gr8" draw:text-style-name="P5" draw:layer="layout" svg:width="1.145cm" svg:height="0.962cm" svg:x="10.22cm" svg:y="6.674cm">
          <draw:text-box>
            <text:p text:style-name="P4"><text:span text:style-name="T1">@</text:span></text:p>
          </draw:text-box>
        </draw:frame>
        <draw:line draw:style-name="gr7" draw:text-style-name="P2" draw:layer="layout" svg:x1="11.872cm" svg:y1="9.72cm" svg:x2="9.872cm" svg:y2="9.72cm">
          <text:p text:style-name="P1"><text:span text:style-name="T1"/></text:p>
        </draw:line>
        <draw:frame draw:style-name="gr8" draw:text-style-name="P5" draw:layer="layout" svg:width="1.145cm" svg:height="0.962cm" svg:x="10.22cm" svg:y="8.826cm">
          <draw:text-box>
            <text:p text:style-name="P4"><text:span text:style-name="T1">@</text:span></text:p>
          </draw:text-box>
        </draw:frame>
        <draw:line draw:style-name="gr7" draw:text-style-name="P2" draw:layer="layout" svg:x1="11.872cm" svg:y1="10.72cm" svg:x2="9.873cm" svg:y2="10.72cm">
          <text:p text:style-name="P1"><text:span text:style-name="T1"/></text:p>
        </draw:line>
        <draw:frame draw:style-name="gr9" draw:text-style-name="P5" draw:layer="layout" svg:width="1.592cm" svg:height="0.839cm" svg:x="10.221cm" svg:y="9.826cm">
          <draw:text-box>
            <text:p text:style-name="P4"><text:span text:style-name="T1">dw</text:span></text:p>
          </draw:text-box>
        </draw:frame>
        <draw:line draw:style-name="gr7" draw:text-style-name="P2" draw:layer="layout" svg:x1="11.249cm" svg:y1="8.414cm" svg:x2="11.847cm" svg:y2="8.414cm">
          <text:p text:style-name="P1"><text:span text:style-name="T1"/></text:p>
        </draw:line>
        <draw:line draw:style-name="gr7" draw:text-style-name="P2" draw:layer="layout" svg:x1="11.249cm" svg:y1="11.712cm" svg:x2="11.847cm" svg:y2="11.712cm">
          <text:p text:style-name="P1"><text:span text:style-name="T1"/></text:p>
        </draw:line>
        <draw:line draw:style-name="gr10" draw:text-style-name="P2" draw:layer="layout" svg:x1="8.248cm" svg:y1="10.6cm" svg:x2="7.644cm" svg:y2="10.6cm">
          <text:p text:style-name="P1"><text:span text:style-name="T1"/></text:p>
        </draw:line>
        <draw:line draw:style-name="gr10" draw:text-style-name="P2" draw:layer="layout" svg:x1="7.946cm" svg:y1="6.596cm" svg:x2="7.946cm" svg:y2="10.6cm">
          <text:p text:style-name="P1"><text:span text:style-name="T1"/></text:p>
        </draw:line>
        <draw:line draw:style-name="gr10" draw:text-style-name="P2" draw:layer="layout" svg:x1="11.268cm" svg:y1="6.596cm" svg:x2="7.946cm" svg:y2="6.596cm">
          <text:p text:style-name="P1"><text:span text:style-name="T1"/></text:p>
        </draw:line>
        <draw:line draw:style-name="gr10" draw:text-style-name="P2" draw:layer="layout" svg:x1="11.249cm" svg:y1="11.712cm" svg:x2="11.268cm" svg:y2="6.614cm">
          <text:p text:style-name="P1"><text:span text:style-name="T1"/></text:p>
        </draw:line>
        <draw:frame draw:style-name="gr9" draw:text-style-name="P5" draw:layer="layout" svg:width="1.592cm" svg:height="0.839cm" svg:x="10.221cm" svg:y="7.826cm">
          <draw:text-box>
            <text:p text:style-name="P4"><text:span text:style-name="T1">dr</text:span></text:p>
          </draw:text-box>
        </draw:frame>
        <draw:frame draw:style-name="gr9" draw:text-style-name="P5" draw:layer="layout" svg:width="1.592cm" svg:height="0.839cm" svg:x="10.221cm" svg:y="11.2cm">
          <draw:text-box>
            <text:p text:style-name="P4"><text:span text:style-name="T1">dr</text:span></text:p>
          </draw:text-box>
        </draw:frame>
        <draw:line draw:style-name="gr7" draw:text-style-name="P2" draw:layer="layout" svg:x1="13.841cm" svg:y1="13.488cm" svg:x2="13.835cm" svg:y2="12.012cm">
          <text:p text:style-name="P1"><text:span text:style-name="T1"/></text:p>
        </draw:line>
        <draw:line draw:style-name="gr7" draw:text-style-name="P2" draw:layer="layout" svg:x1="11.872cm" svg:y1="13.756cm" svg:x2="9.872cm" svg:y2="13.756cm">
          <text:p text:style-name="P1"><text:span text:style-name="T1"/></text:p>
        </draw:line>
        <draw:frame draw:style-name="gr8" draw:text-style-name="P5" draw:layer="layout" svg:width="1.145cm" svg:height="0.962cm" svg:x="10.22cm" svg:y="12.862cm">
          <draw:text-box>
            <text:p text:style-name="P4"><text:span text:style-name="T1">@</text:span></text:p>
          </draw:text-box>
        </draw:frame>
        <draw:line draw:style-name="gr7" draw:text-style-name="P2" draw:layer="layout" svg:x1="11.872cm" svg:y1="14.756cm" svg:x2="9.873cm" svg:y2="14.756cm">
          <text:p text:style-name="P1"><text:span text:style-name="T1"/></text:p>
        </draw:line>
        <draw:frame draw:style-name="gr9" draw:text-style-name="P5" draw:layer="layout" svg:width="1.592cm" svg:height="0.839cm" svg:x="10.221cm" svg:y="13.862cm">
          <draw:text-box>
            <text:p text:style-name="P4"><text:span text:style-name="T1">d</text:span><text:span text:style-name="T1">w</text:span></text:p>
          </draw:text-box>
        </draw:frame>
        <draw:custom-shape draw:style-name="gr11" draw:text-style-name="P3" draw:layer="layout" svg:width="0.302cm" svg:height="0.926cm" draw:transform="rotate (1.5707963267949) translate (17.308cm 5.29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5.156cm" svg:x2="15.904cm" svg:y2="5.156cm">
          <text:p text:style-name="P1"><text:span text:style-name="T1"/></text:p>
        </draw:line>
        <draw:frame draw:style-name="gr12" draw:text-style-name="P5" draw:layer="layout" svg:width="4.681cm" svg:height="0.839cm" svg:x="18.214cm" svg:y="4.656cm">
          <draw:text-box>
            <text:p text:style-name="P4"><text:span text:style-name="T1">HSYNC, VSYNC</text:span></text:p>
          </draw:text-box>
        </draw:frame>
        <draw:custom-shape draw:style-name="gr13" draw:text-style-name="P6" draw:layer="layout" svg:width="2.114cm" svg:height="0.962cm" svg:x="8.097cm" svg:y="16.032cm">
          <text:p text:style-name="P1"><text:span text:style-name="T2">arb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9.003cm" svg:y1="16.006cm" svg:x2="9.003cm" svg:y2="14.728cm">
          <text:p text:style-name="P1"><text:span text:style-name="T1"/></text:p>
        </draw:line>
        <draw:custom-shape draw:style-name="gr11" draw:text-style-name="P3" draw:layer="layout" svg:width="0.302cm" svg:height="0.926cm" draw:transform="rotate (-1.5707963267949) translate (18.234cm 13.652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4" draw:text-style-name="P5" draw:layer="layout" svg:width="4.983cm" svg:height="0.839cm" svg:x="18.214cm" svg:y="13.322cm">
          <draw:text-box>
            <text:p text:style-name="P4"><text:span text:style-name="T1">L</text:span><text:span text:style-name="T1">W</text:span><text:span text:style-name="T1">R</text:span><text:span text:style-name="T1">E</text:span><text:span text:style-name="T1">n</text:span><text:span text:style-name="T1">, </text:span><text:span text:style-name="T1">L</text:span><text:span text:style-name="T1">R</text:span><text:span text:style-name="T1">E</text:span><text:span text:style-name="T1">n</text:span></text:p>
          </draw:text-box>
        </draw:frame>
        <draw:custom-shape draw:style-name="gr11" draw:text-style-name="P3" draw:layer="layout" svg:width="0.302cm" svg:height="0.926cm" draw:transform="rotate (-1.5707963267949) translate (18.234cm 14.29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5" draw:layer="layout" svg:width="4.983cm" svg:height="0.962cm" svg:x="18.214cm" svg:y="13.968cm">
          <draw:text-box>
            <text:p text:style-name="P4"><text:span text:style-name="T1">L</text:span><text:span text:style-name="T1">A</text:span><text:span text:style-name="T1">L</text:span><text:span text:style-name="T1">E</text:span><text:span text:style-name="T1">n</text:span><text:span text:style-name="T1">, </text:span><text:span text:style-name="T1">L</text:span><text:span text:style-name="T1">A</text:span><text:span text:style-name="T1">0</text:span></text:p>
          </draw:text-box>
        </draw:frame>
        <draw:custom-shape draw:style-name="gr11" draw:text-style-name="P3" draw:layer="layout" svg:width="0.302cm" svg:height="0.926cm" draw:transform="rotate (-1.5707963267949) translate (18.234cm 14.92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5" draw:layer="layout" svg:width="4.228cm" svg:height="0.962cm" svg:x="18.214cm" svg:y="14.596cm">
          <draw:text-box>
            <text:p text:style-name="P4"><text:span text:style-name="T1">LW</text:span><text:span text:style-name="T1">RE</text:span><text:span text:style-name="T1">n</text:span></text:p>
          </draw:text-box>
        </draw:frame>
        <draw:custom-shape draw:style-name="gr11" draw:text-style-name="P3" draw:layer="layout" svg:width="0.302cm" svg:height="0.926cm" draw:transform="rotate (1.5707963267949) translate (17.308cm 16.5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5" draw:layer="layout" svg:width="4.228cm" svg:height="0.962cm" svg:x="18.214cm" svg:y="15.868cm">
          <draw:text-box>
            <text:p text:style-name="P4"><text:span text:style-name="T1">IRQn</text:span></text:p>
          </draw:text-box>
        </draw:frame>
        <draw:custom-shape draw:style-name="gr15" draw:text-style-name="P3" draw:layer="layout" svg:width="4.057cm" svg:height="1.798cm" svg:x="11.847cm" svg:y="4.644cm">
          <text:p text:style-name="P1"><text:span text:style-name="T1">VGA</text:span></text:p>
          <text:p text:style-name="P1"><text:span text:style-name="T1">time bas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06cm" svg:height="0.298cm" svg:x="17.308cm" svg:y="15.572cm">
          <text:p text:style-name="P1"><text:span text:style-name="T1"/></text:p>
          <draw:enhanced-geometry svg:viewBox="0 0 21600 21600" draw:glue-points="10800 0 0 10800 10800 21600 21600 10800" draw:text-areas="?f3 ?f3 ?f4 ?f4" draw:mirror-vertical="false" draw:mirror-horizontal="false" draw:type="hexagon" draw:modifiers="4691.510474090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5" draw:layer="layout" svg:width="4.228cm" svg:height="0.962cm" svg:x="18.214cm" svg:y="15.236cm">
          <draw:text-box>
            <text:p text:style-name="P4"><text:span text:style-name="T1">L</text:span><text:span text:style-name="T1">A</text:span><text:span text:style-name="T1">D</text:span></text:p>
          </draw:text-box>
        </draw:frame>
        <draw:custom-shape draw:style-name="gr17" draw:text-style-name="P3" draw:layer="layout" svg:width="3.02cm" svg:height="1.934cm" svg:x="9.758cm" svg:y="1.93cm">
          <text:p text:style-name="P1"><text:span text:style-name="T1">OPL2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302cm" svg:height="0.926cm" draw:transform="rotate (1.5707963267949) translate (17.308cm 5.93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5.802cm" svg:x2="15.904cm" svg:y2="5.802cm">
          <text:p text:style-name="P1"><text:span text:style-name="T1"/></text:p>
        </draw:line>
        <draw:frame draw:style-name="gr12" draw:text-style-name="P5" draw:layer="layout" svg:width="4.681cm" svg:height="0.839cm" svg:x="18.214cm" svg:y="5.27cm">
          <draw:text-box>
            <text:p text:style-name="P4"><text:span text:style-name="T1">BLANK</text:span></text:p>
          </draw:text-box>
        </draw:frame>
        <draw:custom-shape draw:style-name="gr11" draw:text-style-name="P3" draw:layer="layout" svg:width="0.302cm" svg:height="0.926cm" draw:transform="rotate (1.5707963267949) translate (17.308cm 7.854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7.72cm" svg:x2="15.904cm" svg:y2="7.72cm">
          <text:p text:style-name="P1"><text:span text:style-name="T1"/></text:p>
        </draw:line>
        <draw:frame draw:style-name="gr12" draw:text-style-name="P5" draw:layer="layout" svg:width="4.681cm" svg:height="0.839cm" svg:x="18.214cm" svg:y="7.188cm">
          <draw:text-box>
            <text:p text:style-name="P4"><text:span text:style-name="T1">PCLK, PDAT</text:span></text:p>
          </draw:text-box>
        </draw:frame>
        <draw:line draw:style-name="gr10" draw:text-style-name="P2" draw:layer="layout" svg:x1="17.308cm" svg:y1="13.804cm" svg:x2="15.904cm" svg:y2="13.804cm">
          <text:p text:style-name="P1"><text:span text:style-name="T1"/></text:p>
        </draw:line>
        <draw:line draw:style-name="gr10" draw:text-style-name="P2" draw:layer="layout" svg:x1="17.308cm" svg:y1="14.45cm" svg:x2="15.904cm" svg:y2="14.45cm">
          <text:p text:style-name="P1"><text:span text:style-name="T1"/></text:p>
        </draw:line>
        <draw:line draw:style-name="gr10" draw:text-style-name="P2" draw:layer="layout" svg:x1="17.308cm" svg:y1="15.078cm" svg:x2="15.904cm" svg:y2="15.078cm">
          <text:p text:style-name="P1"><text:span text:style-name="T1"/></text:p>
        </draw:line>
        <draw:line draw:style-name="gr10" draw:text-style-name="P2" draw:layer="layout" svg:x1="17.308cm" svg:y1="15.722cm" svg:x2="15.904cm" svg:y2="15.722cm">
          <text:p text:style-name="P1"><text:span text:style-name="T1"/></text:p>
        </draw:line>
        <draw:line draw:style-name="gr10" draw:text-style-name="P2" draw:layer="layout" svg:x1="17.308cm" svg:y1="16.368cm" svg:x2="15.904cm" svg:y2="16.368cm">
          <text:p text:style-name="P1"><text:span text:style-name="T1"/></text:p>
        </draw:line>
        <draw:line draw:style-name="gr7" draw:text-style-name="P2" draw:layer="layout" svg:x1="13.841cm" svg:y1="6.444cm" svg:x2="13.835cm" svg:y2="7.074cm">
          <text:p text:style-name="P1"><text:span text:style-name="T1"/></text:p>
        </draw:line>
        <draw:custom-shape draw:style-name="gr11" draw:text-style-name="P3" draw:layer="layout" svg:width="0.302cm" svg:height="0.926cm" draw:transform="rotate (1.5707963267949) translate (17.308cm 2.414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2.28cm" svg:x2="15.904cm" svg:y2="2.28cm">
          <text:p text:style-name="P1"><text:span text:style-name="T1"/></text:p>
        </draw:line>
        <draw:custom-shape draw:style-name="gr11" draw:text-style-name="P3" draw:layer="layout" svg:width="0.302cm" svg:height="0.926cm" draw:transform="rotate (1.5707963267949) translate (17.308cm 3.0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2.926cm" svg:x2="15.904cm" svg:y2="2.926cm">
          <text:p text:style-name="P1"><text:span text:style-name="T1"/></text:p>
        </draw:line>
        <draw:custom-shape draw:style-name="gr18" draw:text-style-name="P3" draw:layer="layout" svg:width="2.245cm" svg:height="2.344cm" svg:x="13.684cm" svg:y="1.97cm">
          <text:p text:style-name="P1"><text:span text:style-name="T1">P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2.778cm" svg:y1="2.596cm" svg:x2="13.684cm" svg:y2="2.596cm">
          <text:p text:style-name="P1"><text:span text:style-name="T1"/></text:p>
        </draw:line>
        <draw:custom-shape draw:style-name="gr11" draw:text-style-name="P3" draw:layer="layout" svg:width="0.302cm" svg:height="0.926cm" draw:transform="rotate (1.5707963267949) translate (6.718cm 2.434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1.5707963267949) translate (6.718cm 3.0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9.758cm" svg:y1="2.28cm" svg:x2="7.644cm" svg:y2="2.28cm">
          <text:p text:style-name="P1"><text:span text:style-name="T1"/></text:p>
        </draw:line>
        <draw:line draw:style-name="gr10" draw:text-style-name="P2" draw:layer="layout" svg:x1="9.758cm" svg:y1="2.926cm" svg:x2="7.644cm" svg:y2="2.926cm">
          <text:p text:style-name="P1"><text:span text:style-name="T1"/></text:p>
        </draw:line>
        <draw:custom-shape draw:style-name="gr19" draw:text-style-name="P3" draw:layer="layout" svg:width="0.906cm" svg:height="0.298cm" svg:x="6.738cm" svg:y="10.448cm">
          <text:p text:style-name="P1"><text:span text:style-name="T1"/></text:p>
          <draw:enhanced-geometry svg:viewBox="0 0 21600 21600" draw:glue-points="10800 0 0 10800 10800 21600 21600 10800" draw:text-areas="?f3 ?f3 ?f4 ?f4" draw:mirror-vertical="false" draw:mirror-horizontal="false" draw:type="hexagon" draw:modifiers="4691.510474090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5" draw:layer="layout" svg:width="3.239cm" svg:height="0.962cm" svg:x="3.544cm" svg:y="1.744cm">
          <draw:text-box>
            <text:p text:style-name="P4"><text:span text:style-name="T1">OP</text:span><text:span text:style-name="T1">L_</text:span><text:span text:style-name="T1">MO</text:span></text:p>
          </draw:text-box>
        </draw:frame>
        <draw:frame draw:style-name="gr8" draw:text-style-name="P5" draw:layer="layout" svg:width="3.239cm" svg:height="0.962cm" svg:x="3.544cm" svg:y="2.406cm">
          <draw:text-box>
            <text:p text:style-name="P4"><text:span text:style-name="T1">OP</text:span><text:span text:style-name="T1">L_</text:span><text:span text:style-name="T1">SH</text:span></text:p>
          </draw:text-box>
        </draw:frame>
        <draw:custom-shape draw:style-name="gr11" draw:text-style-name="P3" draw:layer="layout" svg:width="0.302cm" svg:height="0.926cm" draw:transform="rotate (-1.5707963267949) translate (7.644cm 3.41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9" draw:text-style-name="P5" draw:layer="layout" svg:width="3.906cm" svg:height="0.839cm" svg:x="3.612cm" svg:y="3.112cm">
          <draw:text-box>
            <text:p text:style-name="P4"><text:span text:style-name="T1">OPL_</text:span><text:span text:style-name="T1">RSTn</text:span></text:p>
          </draw:text-box>
        </draw:frame>
        <draw:line draw:style-name="gr10" draw:text-style-name="P2" draw:layer="layout" svg:x1="9.758cm" svg:y1="3.566cm" svg:x2="7.644cm" svg:y2="3.566cm">
          <text:p text:style-name="P1"><text:span text:style-name="T1"/></text:p>
        </draw:line>
        <draw:frame draw:style-name="gr12" draw:text-style-name="P5" draw:layer="layout" svg:width="3.473cm" svg:height="0.839cm" svg:x="18.214cm" svg:y="1.768cm">
          <draw:text-box>
            <text:p text:style-name="P4"><text:span text:style-name="T1">PWM_R_HI</text:span></text:p>
          </draw:text-box>
        </draw:frame>
        <draw:frame draw:style-name="gr12" draw:text-style-name="P5" draw:layer="layout" svg:width="3.624cm" svg:height="0.839cm" svg:x="18.214cm" svg:y="2.43cm">
          <draw:text-box>
            <text:p text:style-name="P4"><text:span text:style-name="T1">PWM_L_LO</text:span></text:p>
          </draw:text-box>
        </draw:frame>
        <draw:custom-shape draw:style-name="gr11" draw:text-style-name="P3" draw:layer="layout" svg:width="0.302cm" svg:height="0.926cm" draw:transform="rotate (-1.5707963267949) translate (7.664cm 9.16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9.81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8.53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7.88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7.25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7.795cm" svg:y1="9.968cm" svg:x2="7.664cm" svg:y2="9.968cm">
          <text:p text:style-name="P1"><text:span text:style-name="T1"/></text:p>
        </draw:line>
        <draw:line draw:style-name="gr10" draw:text-style-name="P2" draw:layer="layout" svg:x1="7.795cm" svg:y1="9.316cm" svg:x2="7.664cm" svg:y2="9.316cm">
          <text:p text:style-name="P1"><text:span text:style-name="T1"/></text:p>
        </draw:line>
        <draw:line draw:style-name="gr10" draw:text-style-name="P2" draw:layer="layout" svg:x1="7.795cm" svg:y1="8.69cm" svg:x2="7.664cm" svg:y2="8.69cm">
          <text:p text:style-name="P1"><text:span text:style-name="T1"/></text:p>
        </draw:line>
        <draw:line draw:style-name="gr10" draw:text-style-name="P2" draw:layer="layout" svg:x1="7.795cm" svg:y1="8.038cm" svg:x2="7.664cm" svg:y2="8.038cm">
          <text:p text:style-name="P1"><text:span text:style-name="T1"/></text:p>
        </draw:line>
        <draw:line draw:style-name="gr10" draw:text-style-name="P2" draw:layer="layout" svg:x1="7.795cm" svg:y1="7.406cm" svg:x2="7.664cm" svg:y2="7.406cm">
          <text:p text:style-name="P1"><text:span text:style-name="T1"/></text:p>
        </draw:line>
        <draw:frame draw:style-name="gr9" draw:text-style-name="P5" draw:layer="layout" svg:width="2.51cm" svg:height="0.839cm" svg:x="4.228cm" svg:y="6.92cm">
          <draw:text-box>
            <text:p text:style-name="P4"><text:span text:style-name="T1">MSEL</text:span></text:p>
          </draw:text-box>
        </draw:frame>
        <draw:frame draw:style-name="gr9" draw:text-style-name="P5" draw:layer="layout" svg:width="2.51cm" svg:height="0.839cm" svg:x="4.228cm" svg:y="7.572cm">
          <draw:text-box>
            <text:p text:style-name="P4"><text:span text:style-name="T1">MWEn</text:span></text:p>
          </draw:text-box>
        </draw:frame>
        <draw:frame draw:style-name="gr9" draw:text-style-name="P5" draw:layer="layout" svg:width="2.51cm" svg:height="0.839cm" svg:x="4.228cm" svg:y="8.182cm">
          <draw:text-box>
            <text:p text:style-name="P4"><text:span text:style-name="T1">MOEn</text:span></text:p>
          </draw:text-box>
        </draw:frame>
        <draw:frame draw:style-name="gr9" draw:text-style-name="P5" draw:layer="layout" svg:width="2.51cm" svg:height="0.839cm" svg:x="4.228cm" svg:y="8.874cm">
          <draw:text-box>
            <text:p text:style-name="P4"><text:span text:style-name="T1">MALE</text:span></text:p>
          </draw:text-box>
        </draw:frame>
        <draw:frame draw:style-name="gr9" draw:text-style-name="P5" draw:layer="layout" svg:width="2.51cm" svg:height="0.839cm" svg:x="4.228cm" svg:y="9.468cm">
          <draw:text-box>
            <text:p text:style-name="P4"><text:span text:style-name="T1">MA0</text:span></text:p>
          </draw:text-box>
        </draw:frame>
        <draw:frame draw:style-name="gr9" draw:text-style-name="P5" draw:layer="layout" svg:width="2.51cm" svg:height="0.839cm" svg:x="4.228cm" svg:y="10.136cm">
          <draw:text-box>
            <text:p text:style-name="P4"><text:span text:style-name="T1">MAD</text:span></text:p>
          </draw:text-box>
        </draw:frame>
        <draw:custom-shape draw:style-name="gr20" draw:text-style-name="P7" draw:layer="layout" svg:width="0.279cm" svg:height="2.094cm" svg:x="3.265cm" svg:y="1.74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1" draw:text-style-name="P8" draw:layer="layout" svg:width="2.123cm" svg:height="0.962cm" draw:transform="rotate (1.5707963267949) translate (2.208cm 3.712cm)">
          <draw:text-box>
            <text:p text:style-name="P4">OPL2</text:p>
          </draw:text-box>
        </draw:frame>
        <draw:custom-shape draw:style-name="gr22" draw:text-style-name="P7" draw:layer="layout" svg:width="0.279cm" svg:height="3.946cm" svg:x="3.265cm" svg:y="6.956cm">
          <text:p/>
          <draw:enhanced-geometry svg:viewBox="0 0 21600 21600" draw:glue-points="21600 0 0 10800 21600 21600" draw:text-areas="6350 ?f3 21600 ?f4" draw:type="left-bracket" draw:modifiers="738.788953635673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1" draw:text-style-name="P8" draw:layer="layout" svg:width="2.335cm" svg:height="0.962cm" draw:transform="rotate (1.5707963267949) translate (2.208cm 10.123cm)">
          <draw:text-box>
            <text:p text:style-name="P4">SRAM</text:p>
          </draw:text-box>
        </draw:frame>
        <draw:custom-shape draw:style-name="gr23" draw:text-style-name="P7" draw:layer="layout" svg:width="0.335cm" svg:height="2.504cm" svg:x="22.577cm" svg:y="1.96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3" draw:layer="layout" svg:width="0.302cm" svg:height="0.926cm" draw:transform="rotate (1.5707963267949) translate (17.308cm 3.71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3.577cm" svg:x2="15.904cm" svg:y2="3.577cm">
          <text:p/>
        </draw:line>
        <draw:custom-shape draw:style-name="gr11" draw:text-style-name="P3" draw:layer="layout" svg:width="0.302cm" svg:height="0.926cm" draw:transform="rotate (1.5707963267949) translate (17.308cm 4.35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4.223cm" svg:x2="15.904cm" svg:y2="4.223cm">
          <text:p/>
        </draw:line>
        <draw:frame draw:style-name="gr12" draw:text-style-name="P5" draw:layer="layout" svg:width="3.473cm" svg:height="0.839cm" svg:x="18.214cm" svg:y="3.065cm">
          <draw:text-box>
            <text:p text:style-name="P4"><text:span text:style-name="T1">PWM</text:span><text:span text:style-name="T1">_R_HI</text:span></text:p>
          </draw:text-box>
        </draw:frame>
        <draw:frame draw:style-name="gr12" draw:text-style-name="P5" draw:layer="layout" svg:width="3.473cm" svg:height="0.839cm" svg:x="18.214cm" svg:y="3.727cm">
          <draw:text-box>
            <text:p text:style-name="P4"><text:span text:style-name="T1">PWM</text:span><text:span text:style-name="T1">_L_L</text:span><text:span text:style-name="T1">O</text:span></text:p>
          </draw:text-box>
        </draw:frame>
        <draw:custom-shape draw:style-name="gr24" draw:text-style-name="P7" draw:layer="layout" svg:width="0.292cm" svg:height="3.264cm" svg:x="22.598cm" svg:y="4.76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5" draw:text-style-name="P7" draw:layer="layout" svg:width="0.302cm" svg:height="3.371cm" svg:x="22.593cm" svg:y="13.33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1" draw:text-style-name="P9" draw:layer="layout" svg:width="2.119cm" svg:height="1.673cm" draw:transform="rotate (1.5707963267949) translate (22.895cm 4.222cm)">
          <draw:text-box>
            <text:p text:style-name="P1">Audio</text:p>
            <text:p text:style-name="P1">DAC</text:p>
          </draw:text-box>
        </draw:frame>
        <draw:frame draw:style-name="gr21" draw:text-style-name="P9" draw:layer="layout" svg:width="3.249cm" svg:height="1.673cm" draw:transform="rotate (1.5707963267949) translate (22.883cm 7.973cm)">
          <draw:text-box>
            <text:p text:style-name="P1">Video</text:p>
            <text:p text:style-name="P1">RAMDAC</text:p>
          </draw:text-box>
        </draw:frame>
        <draw:frame draw:style-name="gr21" draw:text-style-name="P9" draw:layer="layout" svg:width="3.211cm" svg:height="0.962cm" draw:transform="rotate (1.5707963267949) translate (22.883cm 16.651cm)">
          <draw:text-box>
            <text:p text:style-name="P1">Local bu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8:49.074989777</meta:creation-date>
    <dc:date>2024-09-05T23:26:32.135062659</dc:date>
    <meta:editing-duration>PT25M57S</meta:editing-duration>
    <meta:editing-cycles>3</meta:editing-cycles>
    <meta:generator>LibreOffice/7.3.7.2$Linux_X86_64 LibreOffice_project/30$Build-2</meta:generator>
    <meta:document-statistic meta:object-count="104"/>
  </office:meta>
</office:document-meta>
</file>